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dash" draw:stroke-dash="Dashed_20__28_var_29__20_4" svg:stroke-width="0.053cm" svg:stroke-color="#1a1a1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26cm" svg:stroke-color="#1a1a1a" draw:stroke-linejoin="round" draw:fill="solid" draw:fill-color="#e9ed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1a1a1a" draw:stroke-linejoin="round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1a1a1a" draw:stroke-linejoin="round" draw:fill="solid" draw:fill-color="#e9ed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>
      <style:graphic-properties style:protect="size"/>
    </style:style>
    <style:style style:name="pr1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italic" style:text-underline-style="none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rade-off Sliders" draw:style-name="dp1" draw:master-page-name="Title_20_only" presentation:presentation-page-layout-name="AL1T19">
        <draw:frame draw:name="Shape 86" presentation:style-name="pr1" draw:text-style-name="P2" draw:layer="layout" svg:width="21.356cm" svg:height="1.486cm" svg:x="2.026cm" svg:y="3.663cm" presentation:class="title" presentation:user-transformed="true">
          <draw:text-box>
            <text:p text:style-name="P1"><text:span text:style-name="T1">Trade-off Sliders</text:span></text:p>
          </draw:text-box>
        </draw:frame>
        <draw:g draw:name="Shape 87">
          <draw:g draw:name="Shape 88">
            <draw:g draw:name="Shape 89">
              <draw:custom-shape draw:name="Shape 90" draw:style-name="gr1" draw:text-style-name="P3" draw:layer="layout" svg:width="0.001cm" svg:height="6.797cm" svg:x="9.05cm" svg:y="6.887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hape 91" draw:style-name="gr1" draw:text-style-name="P3" draw:layer="layout" svg:width="0.001cm" svg:height="6.797cm" svg:x="12.354cm" svg:y="6.887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hape 92" draw:style-name="gr1" draw:text-style-name="P3" draw:layer="layout" svg:width="0.001cm" svg:height="6.797cm" svg:x="15.658cm" svg:y="6.887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hape 93" draw:style-name="gr1" draw:text-style-name="P3" draw:layer="layout" svg:width="0.001cm" svg:height="6.797cm" svg:x="18.962cm" svg:y="6.887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hape 94" draw:style-name="gr1" draw:text-style-name="P3" draw:layer="layout" svg:width="0.001cm" svg:height="6.797cm" svg:x="22.266cm" svg:y="6.887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  <draw:g draw:name="Shape 95">
              <draw:custom-shape draw:name="Shape 96" draw:style-name="gr2" draw:text-style-name="P5" draw:layer="layout" svg:width="4.234cm" svg:height="1.197cm" svg:x="6.81cm" svg:y="5.394cm">
                <text:p text:style-name="P4"><text:span text:style-name="T2">Unimportant</text:span></text:p>
    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?f4 *1/2"/>
                  <draw:equation draw:name="f6" draw:formula="?f4 +0-?f3 "/>
                  <draw:equation draw:name="f7" draw:formula="if(?f6 ,?f3 ,0)"/>
                  <draw:equation draw:name="f8" draw:formula="if(?f6 ,?f4 ,logwidth)"/>
                  <draw:equation draw:name="f9" draw:formula="logheight/2"/>
                  <draw:equation draw:name="f10" draw:formula="logheight"/>
                  <draw:equation draw:name="f11" draw:formula="logwidth"/>
                  <draw:handle draw:handle-position="?f4 0" draw:handle-range-x-maximum="?f1" draw:handle-range-x-minimum="0"/>
                </draw:enhanced-geometry>
              </draw:custom-shape>
              <draw:custom-shape draw:name="Shape 97" draw:style-name="gr2" draw:text-style-name="P5" draw:layer="layout" svg:width="4.234cm" svg:height="1.197cm" svg:x="10.371cm" svg:y="5.394cm">
                <text:p text:style-name="P4"><text:span text:style-name="T2">Desirable</text:span></text:p>
    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?f4 *1/2"/>
                  <draw:equation draw:name="f6" draw:formula="?f4 +0-?f3 "/>
                  <draw:equation draw:name="f7" draw:formula="if(?f6 ,?f3 ,0)"/>
                  <draw:equation draw:name="f8" draw:formula="if(?f6 ,?f4 ,logwidth)"/>
                  <draw:equation draw:name="f9" draw:formula="logheight/2"/>
                  <draw:equation draw:name="f10" draw:formula="logheight"/>
                  <draw:equation draw:name="f11" draw:formula="logwidth"/>
                  <draw:handle draw:handle-position="?f4 0" draw:handle-range-x-maximum="?f1" draw:handle-range-x-minimum="0"/>
                </draw:enhanced-geometry>
              </draw:custom-shape>
              <draw:custom-shape draw:name="Shape 98" draw:style-name="gr2" draw:text-style-name="P5" draw:layer="layout" svg:width="4.234cm" svg:height="1.197cm" svg:x="13.547cm" svg:y="5.394cm">
                <text:p text:style-name="P4"><text:span text:style-name="T2">Highly Desirable</text:span></text:p>
    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?f4 *1/2"/>
                  <draw:equation draw:name="f6" draw:formula="?f4 +0-?f3 "/>
                  <draw:equation draw:name="f7" draw:formula="if(?f6 ,?f3 ,0)"/>
                  <draw:equation draw:name="f8" draw:formula="if(?f6 ,?f4 ,logwidth)"/>
                  <draw:equation draw:name="f9" draw:formula="logheight/2"/>
                  <draw:equation draw:name="f10" draw:formula="logheight"/>
                  <draw:equation draw:name="f11" draw:formula="logwidth"/>
                  <draw:handle draw:handle-position="?f4 0" draw:handle-range-x-maximum="?f1" draw:handle-range-x-minimum="0"/>
                </draw:enhanced-geometry>
              </draw:custom-shape>
              <draw:custom-shape draw:name="Shape 99" draw:style-name="gr2" draw:text-style-name="P5" draw:layer="layout" svg:width="4.234cm" svg:height="1.197cm" svg:x="16.891cm" svg:y="5.394cm">
                <text:p text:style-name="P4"><text:span text:style-name="T2">Important</text:span></text:p>
    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?f4 *1/2"/>
                  <draw:equation draw:name="f6" draw:formula="?f4 +0-?f3 "/>
                  <draw:equation draw:name="f7" draw:formula="if(?f6 ,?f3 ,0)"/>
                  <draw:equation draw:name="f8" draw:formula="if(?f6 ,?f4 ,logwidth)"/>
                  <draw:equation draw:name="f9" draw:formula="logheight/2"/>
                  <draw:equation draw:name="f10" draw:formula="logheight"/>
                  <draw:equation draw:name="f11" draw:formula="logwidth"/>
                  <draw:handle draw:handle-position="?f4 0" draw:handle-range-x-maximum="?f1" draw:handle-range-x-minimum="0"/>
                </draw:enhanced-geometry>
              </draw:custom-shape>
              <draw:custom-shape draw:name="Shape 100" draw:style-name="gr2" draw:text-style-name="P5" draw:layer="layout" svg:width="4.234cm" svg:height="1.197cm" svg:x="20.285cm" svg:y="5.394cm">
                <text:p text:style-name="P4"><text:span text:style-name="T2">Critical</text:span></text:p>
    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?f4 *1/2"/>
                  <draw:equation draw:name="f6" draw:formula="?f4 +0-?f3 "/>
                  <draw:equation draw:name="f7" draw:formula="if(?f6 ,?f3 ,0)"/>
                  <draw:equation draw:name="f8" draw:formula="if(?f6 ,?f4 ,logwidth)"/>
                  <draw:equation draw:name="f9" draw:formula="logheight/2"/>
                  <draw:equation draw:name="f10" draw:formula="logheight"/>
                  <draw:equation draw:name="f11" draw:formula="logwidth"/>
                  <draw:handle draw:handle-position="?f4 0" draw:handle-range-x-maximum="?f1" draw:handle-range-x-minimum="0"/>
                </draw:enhanced-geometry>
              </draw:custom-shape>
            </draw:g>
          </draw:g>
          <draw:g draw:name="Shape 101">
            <draw:custom-shape draw:name="Shape 102" draw:style-name="gr3" draw:text-style-name="P6" draw:layer="layout" svg:width="13.287cm" svg:height="0.445cm" svg:x="9.027cm" svg:y="7.656cm">
              <text:p text:style-name="P1"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Shape 103" draw:style-name="gr3" draw:text-style-name="P6" draw:layer="layout" svg:width="13.287cm" svg:height="0.445cm" svg:x="9.02cm" svg:y="8.86cm">
              <text:p text:style-name="P1"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Shape 104" draw:style-name="gr3" draw:text-style-name="P6" draw:layer="layout" svg:width="13.287cm" svg:height="0.445cm" svg:x="9.02cm" svg:y="10.063cm">
              <text:p text:style-name="P1"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Shape 105" draw:style-name="gr3" draw:text-style-name="P6" draw:layer="layout" svg:width="13.287cm" svg:height="0.445cm" svg:x="9.02cm" svg:y="11.267cm">
              <text:p text:style-name="P1"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Shape 106" draw:style-name="gr3" draw:text-style-name="P6" draw:layer="layout" svg:width="13.287cm" svg:height="0.445cm" svg:x="9.027cm" svg:y="12.47cm">
              <text:p text:style-name="P1"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</draw:g>
        <draw:g draw:name="Shape 107">
          <draw:custom-shape draw:name="Shape 108" draw:style-name="gr4" draw:text-style-name="P8" draw:layer="layout" svg:width="6.313cm" svg:height="1.497cm" svg:x="0.495cm" svg:y="7.242cm">
            <text:p text:style-name="P7"><text:span text:style-name="T3">Scop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9" draw:style-name="gr4" draw:text-style-name="P8" draw:layer="layout" svg:width="6.222cm" svg:height="1.497cm" svg:x="0.495cm" svg:y="8.445cm">
            <text:p text:style-name="P7"><text:span text:style-name="T3">Budge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10" draw:style-name="gr4" draw:text-style-name="P8" draw:layer="layout" svg:width="6.313cm" svg:height="1.497cm" svg:x="0.45cm" svg:y="9.671cm">
            <text:p text:style-name="P7"><text:span text:style-name="T3">Ti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11" draw:style-name="gr4" draw:text-style-name="P8" draw:layer="layout" svg:width="6.313cm" svg:height="1.497cm" svg:x="0.495cm" svg:y="10.831cm">
            <text:p text:style-name="P7"><text:span text:style-name="T3">Qualit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12" draw:style-name="gr4" draw:text-style-name="P8" draw:layer="layout" svg:width="6.313cm" svg:height="1.497cm" svg:x="0.45cm" svg:y="12.045cm">
            <text:p text:style-name="P7"><text:span text:style-name="T3">(Anything you want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13" draw:style-name="gr5" draw:text-style-name="P5" draw:layer="layout" svg:width="0.757cm" svg:height="1.047cm" svg:x="15.286cm" svg:y="7.355cm">
          <text:p text:style-name="P1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14" draw:style-name="gr5" draw:text-style-name="P5" draw:layer="layout" svg:width="0.757cm" svg:height="1.047cm" svg:x="15.286cm" svg:y="8.559cm">
          <text:p text:style-name="P1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15" draw:style-name="gr5" draw:text-style-name="P5" draw:layer="layout" svg:width="0.757cm" svg:height="1.047cm" svg:x="15.293cm" svg:y="9.762cm">
          <text:p text:style-name="P1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16" draw:style-name="gr5" draw:text-style-name="P5" draw:layer="layout" svg:width="0.757cm" svg:height="1.047cm" svg:x="15.293cm" svg:y="10.966cm">
          <text:p text:style-name="P1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17" draw:style-name="gr5" draw:text-style-name="P5" draw:layer="layout" svg:width="0.757cm" svg:height="1.047cm" svg:x="15.293cm" svg:y="12.169cm">
          <text:p text:style-name="P1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Shape 83" draw:style-name="gr6" draw:layer="layout" svg:width="16.932cm" svg:height="9.524cm" svg:x="1.059cm" svg:y="1.905cm" draw:page-number="1" presentation:class="page"/>
          <draw:frame draw:name="Shape 84" presentation:style-name="pr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53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9ed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only" style:display-name="Title only" style:page-layout-name="PM1" draw:style-name="Mdp1">
      <draw:custom-shape draw:name="Shape 41" draw:style-name="Mgr3" draw:text-style-name="MP5" draw:layer="backgroundobjects" svg:width="25.399cm" svg:height="1.354cm" svg:x="0cm" svg:y="0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42">
        <draw:custom-shape draw:name="Shape 43" draw:style-name="Mgr4" draw:text-style-name="MP6" draw:layer="layout" svg:width="0.126cm" svg:height="1.035cm" draw:transform="rotate (1.5707963267949) translate (3.342cm 3.436cm)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Mgr5" draw:text-style-name="MP7" draw:layer="layout" svg:width="0.126cm" svg:height="1.043cm" draw:transform="rotate (1.5707963267949) translate (2.307cm 3.436cm)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45" presentation:style-name="Mpr1" draw:text-style-name="MP8" draw:layer="backgroundobjects" svg:width="21.356cm" svg:height="1.486cm" svg:x="2.026cm" svg:y="3.663cm" presentation:class="title" presentation:user-transformed="true">
        <draw:text-box>
          <text:p/>
        </draw:text-box>
      </draw:frame>
      <draw:frame draw:name="Shape 46" presentation:style-name="Mpr2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6"/>
    <meta:generator>LibreOfficeDev/5.1.0.3$Linux_X86_64 LibreOffice_project/</meta:generator>
  </office:meta>
</office:document-meta>
</file>